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E000000B5EF4458595EE6F0C2.png" manifest:media-type="image/png"/>
  <manifest:file-entry manifest:full-path="Pictures/10000201000001FF000001B0BE783245B1D776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c608" officeooo:paragraph-rsid="001ac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. Number of characters words,space and line in a given input file.</text:p>
      <text:p text:style-name="Standard"/>
      <text:p text:style-name="Standard"><draw:frame draw:style-name="fr1" draw:name="Image2" text:anchor-type="char" svg:x="1.318cm" svg:y="0.37cm" svg:width="13.52cm" svg:height="11.43cm" draw:z-index="1"><draw:image xlink:href="Pictures/10000201000001FF000001B0BE783245B1D7762A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" text:anchor-type="char" svg:x="1.304cm" svg:y="12.118cm" svg:width="12.224cm" svg:height="4.789cm" draw:z-index="0"><draw:image xlink:href="Pictures/10000201000001CE000000B5EF4458595EE6F0C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0T15:45:13.613858277</meta:creation-date>
    <dc:date>2024-02-20T15:47:34.731887405</dc:date>
    <meta:editing-duration>PT2M21S</meta:editing-duration>
    <meta:editing-cycles>1</meta:editing-cycles>
    <meta:document-statistic meta:table-count="0" meta:image-count="2" meta:object-count="0" meta:page-count="1" meta:paragraph-count="1" meta:word-count="12" meta:character-count="67" meta:non-whitespace-character-count="56"/>
    <meta:generator>LibreOffice/6.4.7.2$Linux_X86_64 LibreOffice_project/40$Build-2</meta:generator>
  </office:meta>
</office:document-meta>
</file>